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9.15cm" fo:min-width="12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8.65cm" fo:min-width="12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75.75cm" fo:min-width="15.1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55cm" fo:min-width="4.6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45.451cm" fo:min-width="21.541cm"/>
    </style:style>
    <style:style style:name="gr15" style:family="graphic" style:parent-style-name="standard">
      <style:graphic-properties draw:stroke="none" svg:stroke-color="#000000" draw:fill="none" draw:fill-color="#ffffff" fo:min-height="0.489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7.75cm" fo:min-width="19.6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0.65cm" fo:min-width="19.6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0.25cm" fo:min-width="12cm"/>
    </style:style>
    <style:style style:name="gr19" style:family="graphic" style:parent-style-name="standard">
      <style:graphic-properties draw:textarea-horizontal-align="justify" draw:textarea-vertical-align="middle" draw:auto-grow-height="false" fo:min-height="1.65cm" fo:min-width="5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7cm" svg:x="5cm" svg:y="81.1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8.9cm" svg:y="10.3cm">
          <text:p text:style-name="P1">CDHIT to</text:p>
          <text:p text:style-name="P1">Clean up</text:p>
          <text:p text:style-name="P1">Unpaired 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cm" svg:height="1.7cm" svg:x="7cm" svg:y="7.5cm">
          <text:p text:style-name="P1">Merge pai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4cm" svg:height="1.7cm" svg:x="7cm" svg:y="4cm">
          <text:p text:style-name="P1">Remove</text:p>
          <text:p text:style-name="P1">Adap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6.2cm" svg:y="155.8cm">
          <text:p text:style-name="P1">BLAT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cm" svg:height="1.7cm" svg:x="4.1cm" svg:y="11.7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7cm" svg:x="11.2cm" svg:y="163.1cm">
          <text:p text:style-name="P1">BLAT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25.3cm" svg:y="15.1cm">
          <text:p text:style-name="P1">Remove host</text:p>
          <text:p text:style-name="P1">Contaminents</text:p>
          <text:p text:style-name="P1">(BWA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cm" svg:height="1.7cm" svg:x="7cm" svg:y="1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7.4cm" svg:y="18.4cm">
          <text:p text:style-name="P1">BWA</text:p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5cm" svg:y="157.6cm">
          <text:p text:style-name="P1">BLAT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.4cm" svg:y="158.9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cm" svg:y="83.3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4cm" svg:height="1.7cm" svg:x="4.1cm" svg:y="17.9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4cm" svg:height="1.7cm" svg:x="10.5cm" svg:y="23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1.1cm" svg:y="161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cm" svg:height="9.4cm" svg:x="6.7cm" svg:y="155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7.4cm" svg:y="162.2cm">
          <draw:text-box>
            <text:p>BLAT Annotation</text:p>
          </draw:text-box>
        </draw:frame>
        <draw:custom-shape draw:style-name="gr1" draw:text-style-name="P1" draw:layer="layout" svg:width="2.4cm" svg:height="1.7cm" svg:x="16.3cm" svg:y="167.2cm">
          <text:p text:style-name="P1">DIAMOND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6cm" svg:y="168.9cm">
          <text:p text:style-name="P1">DIAMOND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.8cm" svg:y="170.3cm">
          <text:p text:style-name="P1">DIAMOND</text:p>
          <text:p text:style-name="P1">Annotation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11.5cm" svg:y="172cm">
          <text:p text:style-name="P1">DIAMOND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5cm" svg:height="8.9cm" svg:x="6.6cm" svg:y="167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6.5cm" svg:y="174.7cm">
          <draw:text-box>
            <text:p>DIAMOND Annotation</text:p>
          </draw:text-box>
        </draw:frame>
        <draw:custom-shape draw:style-name="gr2" draw:text-style-name="P1" draw:layer="layout" svg:width="4.4cm" svg:height="1.7cm" svg:x="10.7cm" svg:y="174cm">
          <text:p text:style-name="P1">DIAMOND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8.2cm" svg:y1="5.7cm" svg:x2="8.2cm" svg:y2="7.5cm" draw:start-shape="id1" draw:end-shape="id2" svg:d="M8200 5700v1800" svg:viewBox="0 0 1 1801">
          <text:p/>
        </draw:connector>
        <draw:frame draw:style-name="gr8" draw:text-style-name="P3" draw:layer="layout" svg:width="3.6cm" svg:height="1cm" svg:x="8.4cm" svg:y="6.4cm">
          <draw:text-box>
            <text:p>Pair 1, 2, orphans</text:p>
          </draw:text-box>
        </draw:frame>
        <draw:connector draw:style-name="gr9" draw:text-style-name="P2" draw:layer="layout" draw:type="line" svg:x1="8.2cm" svg:y1="2.9cm" svg:x2="8.2cm" svg:y2="4cm" draw:start-shape="id3" draw:start-glue-point="2" draw:end-shape="id1" draw:end-glue-point="0" svg:d="M8200 2900v1100" svg:viewBox="0 0 1 1101">
          <text:p/>
        </draw:connector>
        <draw:frame draw:style-name="gr8" draw:text-style-name="P3" draw:layer="layout" svg:width="3.6cm" svg:height="1cm" svg:x="8.4cm" svg:y="3.1cm">
          <draw:text-box>
            <text:p>Pair 1, 2</text:p>
          </draw:text-box>
        </draw:frame>
        <draw:custom-shape draw:style-name="gr1" draw:text-style-name="P1" xml:id="id6" draw:id="id6" draw:layer="layout" svg:width="2.4cm" svg:height="1.7cm" svg:x="10.4cm" svg:y="10.3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4cm" svg:height="1.7cm" svg:x="7.1cm" svg:y="13.6cm">
          <text:p text:style-name="P1">Filter out</text:p>
          <text:p text:style-name="P1">Low quality</text:p>
          <text:p text:style-name="P1">Paired rea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2cm" svg:y1="9.2cm" svg:x2="5.3cm" svg:y2="11.7cm" draw:start-shape="id2" draw:start-glue-point="2" draw:end-shape="id4" draw:end-glue-point="0" svg:d="M8200 9200l-2900 2500" svg:viewBox="0 0 2901 2501">
          <text:p/>
        </draw:connector>
        <draw:connector draw:style-name="gr9" draw:text-style-name="P2" draw:layer="layout" draw:type="line" svg:x1="8.2cm" svg:y1="9.2cm" svg:x2="8.3cm" svg:y2="13.6cm" draw:start-shape="id2" draw:start-glue-point="2" draw:end-shape="id5" svg:d="M8200 9200l100 4400" svg:viewBox="0 0 101 4401">
          <text:p/>
        </draw:connector>
        <draw:connector draw:style-name="gr9" draw:text-style-name="P2" draw:layer="layout" draw:type="line" svg:x1="8.2cm" svg:y1="9.2cm" svg:x2="11.6cm" svg:y2="10.3cm" draw:start-shape="id2" draw:start-glue-point="2" draw:end-shape="id6" draw:end-glue-point="0" svg:d="M8200 9200l3400 1100" svg:viewBox="0 0 3401 1101">
          <text:p/>
        </draw:connector>
        <draw:frame draw:style-name="gr4" draw:text-style-name="P3" draw:layer="layout" svg:width="2.6cm" svg:height="0.7cm" svg:x="10.6cm" svg:y="9.1cm">
          <draw:text-box>
            <text:p>Orphans</text:p>
          </draw:text-box>
        </draw:frame>
        <draw:frame draw:style-name="gr10" draw:text-style-name="P3" draw:layer="layout" svg:width="2cm" svg:height="0.645cm" svg:x="5cm" svg:y="10cm">
          <draw:text-box>
            <text:p>Pair 1</text:p>
          </draw:text-box>
        </draw:frame>
        <draw:frame draw:style-name="gr4" draw:text-style-name="P3" draw:layer="layout" svg:width="1.6cm" svg:height="0.7cm" svg:x="6.7cm" svg:y="12.3cm">
          <draw:text-box>
            <text:p>Pair 2</text:p>
          </draw:text-box>
        </draw:frame>
        <draw:custom-shape draw:style-name="gr1" draw:text-style-name="P1" xml:id="id9" draw:id="id9" draw:layer="layout" svg:width="2.4cm" svg:height="1.7cm" svg:x="10.5cm" svg:y="15.8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4cm" svg:height="1.7cm" svg:x="7.2cm" svg:y="20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5.3cm" svg:y1="13.4cm" svg:x2="5.3cm" svg:y2="17.9cm" draw:start-shape="id4" draw:start-glue-point="2" draw:end-shape="id7" draw:end-glue-point="0" svg:d="M5300 13400v4500" svg:viewBox="0 0 1 4501">
          <text:p/>
        </draw:connector>
        <draw:connector draw:style-name="gr9" draw:text-style-name="P2" draw:layer="layout" draw:type="line" svg:x1="8.3cm" svg:y1="15.3cm" svg:x2="8.4cm" svg:y2="20cm" draw:start-shape="id5" draw:start-glue-point="2" draw:end-shape="id8" svg:d="M8300 15300l100 4700" svg:viewBox="0 0 101 4701">
          <text:p/>
        </draw:connector>
        <draw:connector draw:style-name="gr9" draw:text-style-name="P2" draw:layer="layout" draw:type="line" svg:x1="11.6cm" svg:y1="12cm" svg:x2="11.7cm" svg:y2="15.8cm" draw:start-shape="id6" draw:start-glue-point="2" draw:end-shape="id9" draw:end-glue-point="0" svg:d="M11600 12000l100 3800" svg:viewBox="0 0 101 3801">
          <text:p/>
        </draw:connector>
        <draw:connector draw:style-name="gr9" draw:text-style-name="P2" draw:layer="layout" draw:type="line" svg:x1="11.7cm" svg:y1="17.5cm" svg:x2="11.7cm" svg:y2="23.9cm" draw:start-shape="id9" draw:start-glue-point="2" draw:end-shape="id10" svg:d="M11700 17500v6400" svg:viewBox="0 0 1 6401">
          <text:p/>
        </draw:connector>
        <draw:custom-shape draw:style-name="gr1" draw:text-style-name="P1" draw:layer="layout" svg:width="2.4cm" svg:height="1.7cm" svg:x="13.2cm" svg:y="21.9cm">
          <text:p text:style-name="P1">BWA</text:p>
          <text:p text:style-name="P1">Host remove</text:p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4cm" svg:height="1.7cm" svg:x="7.2cm" svg:y="27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4cm" svg:height="1.7cm" svg:x="4.1cm" svg:y="26cm">
          <text:p text:style-name="P1">BWA Host</text:p>
          <text:p text:style-name="P1">rem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4cm" svg:y1="21.7cm" svg:x2="8.4cm" svg:y2="27.9cm" draw:start-shape="id8" draw:start-glue-point="2" draw:end-shape="id11" draw:end-glue-point="0" svg:d="M8400 21700v6200" svg:viewBox="0 0 1 6201">
          <text:p/>
        </draw:connector>
        <draw:connector draw:style-name="gr9" draw:text-style-name="P2" draw:layer="layout" draw:type="line" svg:x1="5.3cm" svg:y1="19.6cm" svg:x2="5.3cm" svg:y2="26cm" draw:start-shape="id7" draw:start-glue-point="2" draw:end-shape="id12" draw:end-glue-point="0" svg:d="M5300 19600v6400" svg:viewBox="0 0 1 6401">
          <text:p/>
        </draw:connector>
        <draw:custom-shape draw:style-name="gr1" draw:text-style-name="P1" draw:layer="layout" svg:width="2.4cm" svg:height="1.7cm" svg:x="10.5cm" svg:y="35.7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4cm" svg:y="30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cm" svg:y="32.1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33.8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7cm" svg:y="37.6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39.5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42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44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46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5.1cm" svg:y="48.4cm">
          <text:p text:style-name="P1">VR Remove</text:p>
          <text:p text:style-name="P1">pre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0.6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8cm" svg:y="52.5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54.4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6.9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6cm" svg:y="59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61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3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9.8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71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73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64.8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6.9cm" svg:y="67.5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5.6cm" svg:height="76cm" svg:x="1.9cm" svg:y="0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2.2cm" svg:y="75.5cm">
          <draw:text-box>
            <text:p>Preprocess</text:p>
          </draw:text-box>
        </draw:frame>
        <draw:custom-shape draw:style-name="gr1" draw:text-style-name="P1" draw:layer="layout" svg:width="2.4cm" svg:height="1.7cm" svg:x="11.8cm" svg:y="79.7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.4cm" svg:y="88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.6cm" svg:y="88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5.1cm" svg:y="90.1cm">
          <draw:text-box>
            <text:p>N-times</text:p>
          </draw:text-box>
        </draw:frame>
        <draw:custom-shape draw:style-name="gr1" draw:text-style-name="P1" draw:layer="layout" svg:width="2.4cm" svg:height="1.7cm" svg:x="8.5cm" svg:y="91.661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7.7cm" svg:y="90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1.1cm" svg:y="92.961cm">
          <draw:text-box>
            <text:p>N-times</text:p>
          </draw:text-box>
        </draw:frame>
        <draw:custom-shape draw:style-name="gr1" draw:text-style-name="P1" draw:layer="layout" svg:width="2.4cm" svg:height="1.7cm" svg:x="11.7cm" svg:y="85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0.9cm" svg:y="8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14.4cm" svg:y="87.1cm">
          <draw:text-box>
            <text:p>N-times</text:p>
          </draw:text-box>
        </draw:frame>
        <draw:custom-shape draw:style-name="gr1" draw:text-style-name="P1" draw:layer="layout" svg:width="2.4cm" svg:height="1.7cm" svg:x="13.6cm" svg:y="95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2.8cm" svg:y="9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6.1cm" svg:y="96.261cm">
          <draw:text-box>
            <text:p>N-times</text:p>
          </draw:text-box>
        </draw:frame>
        <draw:custom-shape draw:style-name="gr1" draw:text-style-name="P1" draw:layer="layout" svg:width="2.4cm" svg:height="1.7cm" svg:x="3.1cm" svg:y="98.8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2.3cm" svg:y="9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5.6cm" svg:y="99.761cm">
          <draw:text-box>
            <text:p>N-times</text:p>
          </draw:text-box>
        </draw:frame>
        <draw:custom-shape draw:style-name="gr1" draw:text-style-name="P1" draw:layer="layout" svg:width="2.4cm" svg:height="1.7cm" svg:x="8.6cm" svg:y="102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7.8cm" svg:y="10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1.1cm" svg:y="103.261cm">
          <draw:text-box>
            <text:p>N-times</text:p>
          </draw:text-box>
        </draw:frame>
        <draw:custom-shape draw:style-name="gr14" draw:text-style-name="P2" draw:layer="layout" svg:width="22.041cm" svg:height="45.701cm" draw:transform="rotate (-0.00767944870877482) translate (1.24cm 76.70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4.9cm" svg:y="104.9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4.1cm" svg:y="10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7.4cm" svg:y="105.861cm">
          <draw:text-box>
            <text:p>N-times</text:p>
          </draw:text-box>
        </draw:frame>
        <draw:custom-shape draw:style-name="gr1" draw:text-style-name="P1" draw:layer="layout" svg:width="2.4cm" svg:height="1.7cm" svg:x="4.4cm" svg:y="108.4cm">
          <text:p text:style-name="P1">Merge files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6.9cm" svg:y="109.361cm">
          <draw:text-box>
            <text:p>N-times</text:p>
          </draw:text-box>
        </draw:frame>
        <draw:custom-shape draw:style-name="gr1" draw:text-style-name="P1" draw:layer="layout" svg:width="2.4cm" svg:height="1.7cm" svg:x="9.9cm" svg:y="111.9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9.1cm" svg:y="1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2.4cm" svg:y="112.861cm">
          <draw:text-box>
            <text:p>N-times</text:p>
          </draw:text-box>
        </draw:frame>
        <draw:custom-shape draw:style-name="gr12" draw:text-style-name="P2" draw:layer="layout" svg:width="5.1cm" svg:height="2.8cm" svg:x="3.7cm" svg:y="10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10.3cm" svg:y="115.4cm">
          <text:p text:style-name="P1">Filter rRN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2cm" svg:y="118.4cm">
          <text:p text:style-name="P1">Filter mRNA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9cm" svg:height="0.739cm" svg:x="13.2cm" svg:y="116.061cm">
          <draw:text-box>
            <text:p>Orphans, pair 1, 2</text:p>
          </draw:text-box>
        </draw:frame>
        <draw:frame draw:style-name="gr15" draw:text-style-name="P3" draw:layer="layout" svg:width="3.9cm" svg:height="0.739cm" svg:x="12.9cm" svg:y="119.361cm">
          <draw:text-box>
            <text:p>Orphans, pair 1, 2</text:p>
          </draw:text-box>
        </draw:frame>
        <draw:frame draw:style-name="gr15" draw:text-style-name="P3" draw:layer="layout" svg:width="3.9cm" svg:height="0.739cm" svg:x="18.7cm" svg:y="121.561cm">
          <draw:text-box>
            <text:p>Filter rRNA</text:p>
          </draw:text-box>
        </draw:frame>
        <draw:custom-shape draw:style-name="gr1" draw:text-style-name="P1" draw:layer="layout" svg:width="2.4cm" svg:height="1.7cm" svg:x="10.3cm" svg:y="123.8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5cm" svg:y="125.9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5cm" svg:y="127.8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0.1cm" svg:height="8cm" svg:x="2.5cm" svg:y="1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9cm" svg:height="1.039cm" svg:x="18.4cm" svg:y="129cm">
          <draw:text-box>
            <text:p>Duplicate repopulation</text:p>
          </draw:text-box>
        </draw:frame>
        <draw:custom-shape draw:style-name="gr1" draw:text-style-name="P1" draw:layer="layout" svg:width="2.4cm" svg:height="1.7cm" svg:x="11.3cm" svg:y="133.3cm">
          <text:p text:style-name="P1">SPADES</text:p>
          <text:p text:style-name="P1">Assemble </text:p>
          <text:p text:style-name="P1">contigs 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8cm" svg:height="0.739cm" svg:x="14.2cm" svg:y="134.1cm">
          <draw:text-box>
            <text:p>pair 1, 2</text:p>
          </draw:text-box>
        </draw:frame>
        <draw:custom-shape draw:style-name="gr17" draw:text-style-name="P2" draw:layer="layout" svg:width="20.1cm" svg:height="10.9cm" svg:x="2.7cm" svg:y="13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9cm" svg:height="1.039cm" svg:x="18.5cm" svg:y="140.561cm">
          <draw:text-box>
            <text:p>Assemble contigs</text:p>
            <text:p/>
          </draw:text-box>
        </draw:frame>
        <draw:custom-shape draw:style-name="gr1" draw:text-style-name="P1" draw:layer="layout" svg:width="2.4cm" svg:height="1.7cm" svg:x="11.5cm" svg:y="135.7cm">
          <text:p text:style-name="P1">BWA pair</text:p>
          <text:p text:style-name="P1">contigs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8cm" svg:height="0.739cm" svg:x="14.4cm" svg:y="136.5cm">
          <draw:text-box>
            <text:p>pair 1, 2</text:p>
          </draw:text-box>
        </draw:frame>
        <draw:custom-shape draw:style-name="gr1" draw:text-style-name="P1" draw:layer="layout" svg:width="2.4cm" svg:height="1.7cm" svg:x="11.6cm" svg:y="137.9cm">
          <text:p text:style-name="P1">BWA orphan</text:p>
          <text:p text:style-name="P1">contigs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8cm" svg:height="0.739cm" svg:x="14.5cm" svg:y="138.7cm">
          <draw:text-box>
            <text:p>orphans</text:p>
          </draw:text-box>
        </draw:frame>
        <draw:custom-shape draw:style-name="gr1" draw:text-style-name="P1" draw:layer="layout" svg:width="2.4cm" svg:height="1.7cm" svg:x="11.7cm" svg:y="140cm">
          <text:p text:style-name="P1">Merge contig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7cm" svg:y="143.4cm">
          <text:p text:style-name="P1">BWA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4.5cm" svg:y="145.1cm">
          <text:p text:style-name="P1">BLAT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9.1cm" svg:y="146.6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1.7cm" svg:y="148.4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2.5cm" svg:height="10.5cm" svg:x="7cm" svg:y="14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7.7cm" svg:y="149.6cm">
          <draw:text-box>
            <text:p>BLAT Annotation</text:p>
          </draw:text-box>
        </draw:frame>
        <draw:custom-shape draw:style-name="gr19" draw:text-style-name="P1" draw:layer="layout" svg:width="5.6cm" svg:height="1.9cm" svg:x="10.1cm" svg:y="150.7cm">
          <text:p text:style-name="P1">BLAT</text:p>
          <text:p text:style-name="P1">Annotation</text:p>
          <text:p text:style-name="P1">merg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08:45.120000000</meta:creation-date>
    <dc:date>2018-04-19T00:49:40.582000000</dc:date>
    <meta:editing-duration>P6DT7M16S</meta:editing-duration>
    <meta:editing-cycles>25</meta:editing-cycles>
    <meta:generator>LibreOffice/5.4.4.2$Windows_X86_64 LibreOffice_project/2524958677847fb3bb44820e40380acbe820f960</meta:generator>
    <meta:document-statistic meta:object-count="127"/>
  </office:meta>
</office:document-meta>
</file>